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cba"/>
    </style:style>
    <style:style style:name="P2" style:family="paragraph" style:parent-style-name="Standard">
      <style:text-properties officeooo:rsid="000eccba" officeooo:paragraph-rsid="000eccba"/>
    </style:style>
    <style:style style:name="P3" style:family="paragraph" style:parent-style-name="Standard">
      <style:paragraph-properties fo:text-align="center" style:justify-single-word="false"/>
      <style:text-properties officeooo:paragraph-rsid="000eccba"/>
    </style:style>
    <style:style style:name="P4" style:family="paragraph" style:parent-style-name="Standard">
      <style:text-properties officeooo:rsid="002157f6" officeooo:paragraph-rsid="0039df71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649395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b4eab" officeooo:paragraph-rsid="001b4eab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4f849f" officeooo:paragraph-rsid="004f849f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248a7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paragraph-rsid="00256fd9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2157f6" officeooo:paragraph-rsid="003f6762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11e0e6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dd859" officeooo:paragraph-rsid="002dd859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f4bb7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4eac19" officeooo:paragraph-rsid="004eac19"/>
    </style:style>
    <style:style style:name="T1" style:family="text">
      <style:text-properties fo:font-size="18pt" fo:font-weight="bold" officeooo:rsid="000eccba" style:font-size-asian="18pt" style:font-weight-asian="bold" style:font-size-complex="18pt" style:font-weight-complex="bold"/>
    </style:style>
    <style:style style:name="T2" style:family="text">
      <style:text-properties officeooo:rsid="0012a78f"/>
    </style:style>
    <style:style style:name="T3" style:family="text">
      <style:text-properties officeooo:rsid="0012c598"/>
    </style:style>
    <style:style style:name="T4" style:family="text">
      <style:text-properties officeooo:rsid="0015c627"/>
    </style:style>
    <style:style style:name="T5" style:family="text">
      <style:text-properties officeooo:rsid="001797f8"/>
    </style:style>
    <style:style style:name="T6" style:family="text">
      <style:text-properties officeooo:rsid="00198738"/>
    </style:style>
    <style:style style:name="T7" style:family="text">
      <style:text-properties officeooo:rsid="0022248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2a78f"/>
    </style:style>
    <style:style style:name="T10" style:family="text">
      <style:text-properties officeooo:rsid="00248a7a"/>
    </style:style>
    <style:style style:name="T11" style:family="text">
      <style:text-properties officeooo:rsid="00256fd9"/>
    </style:style>
    <style:style style:name="T12" style:family="text">
      <style:text-properties officeooo:rsid="00267bc4"/>
    </style:style>
    <style:style style:name="T13" style:family="text">
      <style:text-properties officeooo:rsid="002b7521"/>
    </style:style>
    <style:style style:name="T14" style:family="text">
      <style:text-properties officeooo:rsid="002f4bb7"/>
    </style:style>
    <style:style style:name="T15" style:family="text">
      <style:text-properties officeooo:rsid="002fdeef"/>
    </style:style>
    <style:style style:name="T16" style:family="text">
      <style:text-properties officeooo:rsid="0030b1a9"/>
    </style:style>
    <style:style style:name="T17" style:family="text">
      <style:text-properties officeooo:rsid="0034c46a"/>
    </style:style>
    <style:style style:name="T18" style:family="text">
      <style:text-properties officeooo:rsid="0036a4a0"/>
    </style:style>
    <style:style style:name="T19" style:family="text">
      <style:text-properties officeooo:rsid="0039df71"/>
    </style:style>
    <style:style style:name="T20" style:family="text">
      <style:text-properties officeooo:rsid="003a93a4"/>
    </style:style>
    <style:style style:name="T21" style:family="text">
      <style:text-properties officeooo:rsid="003c283b"/>
    </style:style>
    <style:style style:name="T22" style:family="text">
      <style:text-properties officeooo:rsid="003ddaf5"/>
    </style:style>
    <style:style style:name="T23" style:family="text">
      <style:text-properties officeooo:rsid="003e08a7"/>
    </style:style>
    <style:style style:name="T24" style:family="text">
      <style:text-properties officeooo:rsid="004312ea"/>
    </style:style>
    <style:style style:name="T25" style:family="text">
      <style:text-properties officeooo:rsid="00454825"/>
    </style:style>
    <style:style style:name="T26" style:family="text">
      <style:text-properties officeooo:rsid="00485326"/>
    </style:style>
    <style:style style:name="T27" style:family="text">
      <style:text-properties officeooo:rsid="004910ab"/>
    </style:style>
    <style:style style:name="T28" style:family="text">
      <style:text-properties officeooo:rsid="004a52a5"/>
    </style:style>
    <style:style style:name="T29" style:family="text">
      <style:text-properties officeooo:rsid="004e4b6d"/>
    </style:style>
    <style:style style:name="T30" style:family="text">
      <style:text-properties officeooo:rsid="005010e3"/>
    </style:style>
    <style:style style:name="T31" style:family="text">
      <style:text-properties officeooo:rsid="00518e5f"/>
    </style:style>
    <style:style style:name="T32" style:family="text">
      <style:text-properties officeooo:rsid="0052696e"/>
    </style:style>
    <style:style style:name="T33" style:family="text">
      <style:text-properties officeooo:rsid="00544fc8"/>
    </style:style>
    <style:style style:name="T34" style:family="text">
      <style:text-properties officeooo:rsid="0054cdb6"/>
    </style:style>
    <style:style style:name="T35" style:family="text">
      <style:text-properties officeooo:rsid="00572345"/>
    </style:style>
    <style:style style:name="T36" style:family="text">
      <style:text-properties officeooo:rsid="0057b5d7"/>
    </style:style>
    <style:style style:name="T37" style:family="text">
      <style:text-properties officeooo:rsid="0059a8bc"/>
    </style:style>
    <style:style style:name="T38" style:family="text">
      <style:text-properties officeooo:rsid="005af620"/>
    </style:style>
    <style:style style:name="T39" style:family="text">
      <style:text-properties officeooo:rsid="005d1d7a"/>
    </style:style>
    <style:style style:name="T40" style:family="text">
      <style:text-properties officeooo:rsid="005fb7e4"/>
    </style:style>
    <style:style style:name="T41" style:family="text">
      <style:text-properties officeooo:rsid="00616ea1"/>
    </style:style>
    <style:style style:name="T42" style:family="text">
      <style:text-properties officeooo:rsid="002403dd"/>
    </style:style>
    <style:style style:name="T43" style:family="text">
      <style:text-properties officeooo:rsid="00651c0f"/>
    </style:style>
    <style:style style:name="T44" style:family="text">
      <style:text-properties officeooo:rsid="00659b14"/>
    </style:style>
    <style:style style:name="T45" style:family="text">
      <style:text-properties officeooo:rsid="000ecc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han MEDDACI </text:p>
      <text:p text:style-name="P1"><text:span text:style-name="T45">Florian AUBERVAL</text:span></text:p>
      <text:p text:style-name="P3"><text:span text:style-name="T1">Compte rendu </text:span></text:p>
      <text:p text:style-name="Standard"/>
      <text:p text:style-name="P11"><text:span text:style-name="T2">Lien du </text:span><text:span text:style-name="T3">dépôt GitHub </text:span><text:span text:style-name="T40">du projet</text:span><text:span text:style-name="T2">:</text:span><text:span text:style-name="T9"> </text:span><text:a xlink:type="simple" xlink:href="https://github.com/Me-k-01/chat" text:style-name="Internet_20_link" text:visited-style-name="Visited_20_Internet_20_Link"><text:span text:style-name="T10">https://github.com/Me-k-01/chat</text:span></text:a></text:p>
      <text:p text:style-name="P12"><text:span text:style-name="T10">La branche main est la version pair-</text:span><text:span text:style-name="T25">à-</text:span><text:span text:style-name="T10">pair du projet et la branche multicast </text:span><text:span text:style-name="T11">correspond </text:span><text:span text:style-name="T25">à</text:span><text:span text:style-name="T11"> la version </text:span><text:span text:style-name="T10">multicast.</text:span></text:p>
      <text:p text:style-name="P7">L’ip et <text:span text:style-name="T25">les</text:span> port<text:span text:style-name="T25">s</text:span> du serveur <text:span text:style-name="T4">et du client</text:span> sont à mettre dans le <text:span text:style-name="T25">ou </text:span><text:span text:style-name="T13">les</text:span> fichier<text:span text:style-name="T27">s </text:span><text:span text:style-name="T41">de</text:span> config<text:span text:style-name="T41">uration</text:span> <text:span text:style-name="T26">(.conf) </text:span><text:span text:style-name="T12">à la racine du projet.</text:span></text:p>
      <text:p text:style-name="P13">Le<text:span text:style-name="T19">s</text:span> port<text:span text:style-name="T19">s</text:span> choisi<text:span text:style-name="T23">s</text:span> par d<text:span text:style-name="T20">é</text:span>faut <text:span text:style-name="T19">sont 4444 </text:span><text:span text:style-name="T7">pour le serveur e</text:span><text:span text:style-name="T19">t 3333 pour le client.</text:span></text:p>
      <text:p text:style-name="Standard"/>
      <text:p text:style-name="P5">Dans <text:span text:style-name="T2">la version </text:span>multicast <text:span text:style-name="T2">du projet</text:span>:</text:p>
      <text:p text:style-name="P10"><text:tab/>Un mot de passe dans le fichier <text:span text:style-name="T18">client.conf permet de</text:span> gén<text:span text:style-name="T20">é</text:span>re<text:span text:style-name="T18">r</text:span> <text:span text:style-name="T5">un tableau de bit</text:span><text:span text:style-name="T6">s</text:span><text:span text:style-name="T5"> qui sert de </text:span>clé AES <text:span text:style-name="T18">pour déchiffrer le message côté Client.</text:span><text:span text:style-name="T19"> </text:span></text:p>
      <text:p text:style-name="P8">Le serveur attend continuel<text:span text:style-name="T22">l</text:span>ement dans un <text:span text:style-name="T20">t</text:span>hread séparé les nouvelles conne<text:span text:style-name="T20">x</text:span>ions TCP. Et <text:span text:style-name="T15">à</text:span> chaque message reçu le serveur broadcast le message à tous les clients, sans essayer de d<text:span text:style-name="T17">é</text:span>chiffrer les message<text:span text:style-name="T21">s</text:span>.</text:p>
      <text:p text:style-name="P9">L’interface graphique ne s’ouvre que du côté des clients <text:span text:style-name="T30">qui se sont connecté</text:span><text:span text:style-name="T31">s, </text:span><text:span text:style-name="T32">seul eux ont la clé pour d</text:span><text:span text:style-name="T36">é</text:span><text:span text:style-name="T32">chiffr</text:span><text:span text:style-name="T37">er</text:span><text:span text:style-name="T32"> les messages</text:span><text:span text:style-name="T30">. </text:span><text:span text:style-name="T33">Il</text:span><text:span text:style-name="T38">s</text:span><text:span text:style-name="T33"> peuvent se communiquer le mot de passe à l’oral puisque celui-ci peut être assez court et toujours générer un</text:span><text:span text:style-name="T35">e</text:span><text:span text:style-name="T33"> clé </text:span><text:span text:style-name="T34">AES </text:span><text:span text:style-name="T33">suffisam</text:span><text:span text:style-name="T35">m</text:span><text:span text:style-name="T33">ent sécurisé.</text:span></text:p>
      <text:p text:style-name="P10"/>
      <text:p text:style-name="P6">Dans <text:span text:style-name="T2">la version pair-à-pair</text:span> :</text:p>
      <text:p text:style-name="P15">Le fichier de configuration du serveur et du client est config.conf</text:p>
      <text:p text:style-name="P16"><text:span text:style-name="T42">L</text:span><text:span text:style-name="T14">a classe</text:span><text:span text:style-name="T42"> </text:span><text:span text:style-name="T16">C</text:span><text:span text:style-name="T14">lient</text:span><text:span text:style-name="T42"> </text:span><text:span text:style-name="T14">h</text:span><text:span text:style-name="T24">é</text:span><text:span text:style-name="T14">rite de la classe Serveur, car on r</text:span><text:span text:style-name="T16">é</text:span><text:span text:style-name="T14">utilise plusieur</text:span><text:span text:style-name="T24">s</text:span><text:span text:style-name="T14"> fois les mêmes m</text:span><text:span text:style-name="T16">é</text:span><text:span text:style-name="T14">thodes. On override juste l</text:span><text:span text:style-name="T29">a</text:span><text:span text:style-name="T14"> m</text:span><text:span text:style-name="T24">é</text:span><text:span text:style-name="T14">thode d’atten</text:span><text:span text:style-name="T24">t</text:span><text:span text:style-name="T14">e de conne</text:span><text:span text:style-name="T24">x</text:span><text:span text:style-name="T14">ion du serveur pour que le client se connecte au serveur.</text:span></text:p>
      <text:p text:style-name="P17">L’interface graphique s’ouvre du côté du client et du serveur une fois qu’une connexion <text:span text:style-name="T39">a pu être</text:span> établie.</text:p>
      <text:p text:style-name="P4"/>
      <text:p text:style-name="Standard"><text:span text:style-name="T8">Rapport</text:span> :</text:p>
      <text:p text:style-name="P7">1) ✓</text:p>
      <text:p text:style-name="P7">2) ✓</text:p>
      <text:p text:style-name="P7">3) ✓</text:p>
      <text:p text:style-name="P7">4) ✓</text:p>
      <text:p text:style-name="P7">5) ✓</text:p>
      <text:p text:style-name="P7">6) Implementation d'un systeme de mot de passe</text:p>
      <text:p text:style-name="P7"><text:s text:c="4"/>L'utilisateur entre dans son fichier de configuration un mot de passe </text:p>
      <text:p text:style-name="P7"><text:s text:c="4"/>et celui-ci se fait transformer en une clé AES génér<text:span text:style-name="T43">é</text:span> pseudo-aléatoirement <text:span text:style-name="T28">en se servant du mot de passe comme </text:span><text:span text:style-name="T44">une </text:span><text:span text:style-name="T28">seed</text:span>. </text:p>
      <text:p text:style-name="P7">7) ✓</text:p>
      <text:p text:style-name="P14">8) ✓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1:55:08.764075651</meta:creation-date>
    <dc:date>2021-12-16T15:43:49.283034241</dc:date>
    <meta:editing-duration>PT50M5S</meta:editing-duration>
    <meta:editing-cycles>82</meta:editing-cycles>
    <meta:generator>LibreOffice/7.1.7.2$Linux_X86_64 LibreOffice_project/10$Build-2</meta:generator>
    <meta:document-statistic meta:table-count="0" meta:image-count="0" meta:object-count="0" meta:page-count="1" meta:paragraph-count="26" meta:word-count="305" meta:character-count="1765" meta:non-whitespace-character-count="1472"/>
  </office:meta>
</office:document-meta>
</file>